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1" svg:font-family="'DejaVu Sans Mono'"/>
    <style:font-face style:name="DejaVu Sans1" svg:font-family="'DejaVu Sans'"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style:font-name="DejaVu Sans Mono1" fo:font-size="10pt" fo:font-style="normal" fo:font-weight="normal" style:font-style-asian="normal" style:font-weight-asian="normal" style:font-style-complex="normal" style:font-weight-complex="normal"/>
    </style:style>
    <style:style style:name="P2" style:family="paragraph" style:parent-style-name="Preformatted_20_Text">
      <style:text-properties style:font-name="DejaVu Sans Mono1" fo:font-size="10pt" fo:font-style="normal" fo:font-weight="bold" style:font-style-asian="normal" style:font-weight-asian="bold" style:font-style-complex="normal" style:font-weight-complex="bold"/>
    </style:style>
    <style:style style:name="P3" style:family="paragraph" style:parent-style-name="Preformatted_20_Text">
      <style:text-properties fo:font-style="normal" fo:font-weight="normal" style:font-style-asian="normal" style:font-weight-asian="normal" style:font-style-complex="normal" style:font-weight-complex="normal"/>
    </style:style>
    <style:style style:name="P4" style:family="paragraph" style:parent-style-name="Preformatted_20_Text">
      <style:text-properties fo:font-style="normal" fo:font-weight="bold" style:font-style-asian="normal" style:font-weight-asian="bold" style:font-style-complex="normal" style:font-weight-complex="bold"/>
    </style:style>
    <style:style style:name="P5" style:family="paragraph" style:parent-style-name="Preformatted_20_Text">
      <style:paragraph-properties fo:margin-top="0in" fo:margin-bottom="0in" fo:padding="0in" fo:border="none"/>
    </style:style>
    <style:style style:name="P6" style:family="paragraph" style:parent-style-name="Preformatted_20_Text">
      <style:paragraph-properties fo:margin-top="0in" fo:margin-bottom="0in" fo:padding="0in" fo:border="none"/>
      <style:text-properties style:font-name="DejaVu Sans Mono1" fo:font-size="10pt"/>
    </style:style>
    <style:style style:name="P7" style:family="paragraph" style:parent-style-name="Preformatted_20_Text">
      <style:paragraph-properties fo:margin-top="0in" fo:margin-bottom="0in" fo:padding="0in" fo:border="none"/>
      <style:text-properties style:font-name="DejaVu Sans Mono1" fo:font-size="10pt" fo:font-style="normal" fo:font-weight="bold" style:font-style-asian="normal" style:font-weight-asian="bold" style:font-style-complex="normal"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style:font-name="DejaVu Sans Mono1" fo:font-size="10pt"/>
    </style:style>
    <style:style style:name="T3" style:family="text">
      <style:text-properties style:font-name="DejaVu Sans Mono1" fo:font-size="10pt" fo:font-weight="normal" style:font-weight-asian="normal" style:font-weight-complex="normal"/>
    </style:style>
    <style:style style:name="T4" style:family="text">
      <style:text-properties style:font-name="DejaVu Sans Mono1" fo:font-size="10pt"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ew Riggs</text:p>
      <text:p text:style-name="Standard">CS376B, Spring 2017</text:p>
      <text:p text:style-name="Standard"/>
      <text:p text:style-name="P8">Lab 7 Report</text:p>
      <text:p text:style-name="P8"><text:span text:style-name="T1"/></text:p>
      <text:p text:style-name="P8"><text:span text:style-name="T1">I will not be participating in the friendly competition.</text:span></text:p>
      <text:p text:style-name="P8"><text:span text:style-name="T1"/></text:p>
      <text:p text:style-name="P8">Examining the Four Processes</text:p>
      <text:p text:style-name="P9"/>
      <text:p text:style-name="P10">R OneR</text:p>
      <text:p text:style-name="P11"/>
      <text:p text:style-name="P11">The model begins by examining the accuracy of the attributes, and choosing the one with the highest prediction accuracy. </text:p>
      <text:p text:style-name="P11"/>
      <text:p text:style-name="P3"><text:bookmark text:name="rstudio_console_output"/><text:s text:c="4"/><text:span text:style-name="T2">Attribute Accuracy</text:span></text:p>
      <text:p text:style-name="P6">1 * plas <text:s text:c="5"/>73.48% <text:s/></text:p>
      <text:p text:style-name="P6">2 <text:s text:c="2"/>age <text:s text:c="6"/>65.87% <text:s/></text:p>
      <text:p text:style-name="P6">3 <text:s text:c="2"/>preg <text:s text:c="5"/>65.65% <text:s/></text:p>
      <text:p text:style-name="P6">3 <text:s text:c="2"/>pres <text:s text:c="5"/>65.65% <text:s/></text:p>
      <text:p text:style-name="P6">3 <text:s text:c="2"/>skin <text:s text:c="5"/>65.65% <text:s/></text:p>
      <text:p text:style-name="P6">3 <text:s text:c="2"/>insu <text:s text:c="5"/>65.65% <text:s/></text:p>
      <text:p text:style-name="P6">3 <text:s text:c="2"/>mass <text:s text:c="5"/>65.65% <text:s/></text:p>
      <text:p text:style-name="P6">3 <text:s text:c="2"/>pedi <text:s text:c="5"/>65.65% <text:s/></text:p>
      <text:p text:style-name="P6">---</text:p>
      <text:p text:style-name="P6">Chosen attribute due to accuracy</text:p>
      <text:p text:style-name="P6">and ties method (if applicable): '*'</text:p>
      <text:p text:style-name="P11"/>
      <text:p text:style-name="P11">Here, it has chosen to create rules based on the plas variable, as it has the highest accuracy. </text:p>
      <text:p text:style-name="P11"/>
      <text:p text:style-name="P1"><text:bookmark text:name="rstudio_console_output1"/>Call:</text:p>
      <text:p text:style-name="P6">OneR(data = intdiabet.binned.train, verbose = TRUE)</text:p>
      <text:p text:style-name="P5"/>
      <text:p text:style-name="P6">Rules:</text:p>
      <text:p text:style-name="P6">If plas = (-0.199,141] then class = 0</text:p>
      <text:p text:style-name="P6">If plas = (141,199] <text:s text:c="3"/>then class = 1</text:p>
      <text:p text:style-name="P5"/>
      <text:p text:style-name="P6">Accuracy:</text:p>
      <text:p text:style-name="P6">338 of 460 instances classified correctly (73.48%)</text:p>
      <text:p text:style-name="P11"/>
      <text:p text:style-name="P11">The one rule it decided on was that if plas was between -0.199 and 141, then the patient likely does not have diabetes. If it is between 141 and 199, the patient likely does. The overall accuracy of this ended up being 73.48%.</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rstudio_console_output2"/><text:soft-page-break/>List of 7</text:p>
      <text:p text:style-name="P5"><text:s/><text:span text:style-name="T2">$ call <text:s text:c="12"/>: language OneR(data = intdiabet.binned.train, verbose = TRUE)</text:span></text:p>
      <text:p text:style-name="P5"><text:s/><text:span text:style-name="T2">$ target <text:s text:c="10"/>: chr "class"</text:span></text:p>
      <text:p text:style-name="P5"><text:s/><text:span text:style-name="T2">$ feature <text:s text:c="9"/>: chr "plas"</text:span></text:p>
      <text:p text:style-name="P5"><text:s/><text:span text:style-name="T2">$ rules <text:s text:c="11"/>:List of 2</text:span></text:p>
      <text:p text:style-name="P5"><text:s text:c="2"/><text:span text:style-name="T2">..$ (-0.199,141]: chr "0"</text:span></text:p>
      <text:p text:style-name="P5"><text:s text:c="2"/><text:span text:style-name="T2">..$ (141,199] <text:s text:c="2"/>: chr "1"</text:span></text:p>
      <text:p text:style-name="P5"><text:s/><text:span text:style-name="T2">$ correct_instances: int 338</text:span></text:p>
      <text:p text:style-name="P5"><text:s/><text:span text:style-name="T2">$ total_instances <text:s/>: int 460</text:span></text:p>
      <text:p text:style-name="P5"><text:s/><text:span text:style-name="T2">$ cont_table <text:s text:c="6"/>: 'table' int [1:2, 1:2] 265 85 37 73</text:span></text:p>
      <text:p text:style-name="P5"><text:s text:c="2"/><text:span text:style-name="T2">..- attr(*, "dimnames")=List of 2</text:span></text:p>
      <text:p text:style-name="P5"><text:s text:c="2"/><text:span text:style-name="T2">.. ..$ class: chr [1:2] "0" "1"</text:span></text:p>
      <text:p text:style-name="P5"><text:s text:c="2"/><text:span text:style-name="T2">.. ..$ plas : chr [1:2] "(-0.199,141]" "(141,199]"</text:span></text:p>
      <text:p text:style-name="P5"><text:s/><text:span text:style-name="T2">- attr(*, "class")= chr "OneR"</text:span></text:p>
      <text:p text:style-name="P11"/>
      <text:p text:style-name="P11">The structure of the model. It is a list of seven attributes, each containing different data or aspects of the model itself. </text:p>
      <text:p text:style-name="P11"/>
      <text:p text:style-name="P1"><text:bookmark text:name="rstudio_console_output3"/>Confusion matrix (absolute):</text:p>
      <text:p text:style-name="P5"><text:s text:c="10"/><text:span text:style-name="T2">Actual</text:span></text:p>
      <text:p text:style-name="P6">Prediction <text:s text:c="2"/>0 <text:s text:c="2"/>1 Sum</text:p>
      <text:p text:style-name="P5"><text:s text:c="7"/><text:span text:style-name="T2">0 <text:s text:c="2"/>178 <text:s/>53 231</text:span></text:p>
      <text:p text:style-name="P5"><text:s text:c="7"/><text:span text:style-name="T2">1 <text:s text:c="3"/>20 <text:s/>57 <text:s/>77</text:span></text:p>
      <text:p text:style-name="P5"><text:s text:c="7"/><text:span text:style-name="T2">Sum 198 110 308</text:span></text:p>
      <text:p text:style-name="P5"/>
      <text:p text:style-name="P6">Confusion matrix (relative):</text:p>
      <text:p text:style-name="P5"><text:s text:c="10"/><text:span text:style-name="T2">Actual</text:span></text:p>
      <text:p text:style-name="P6">Prediction <text:s text:c="3"/>0 <text:s text:c="3"/>1 <text:s/>Sum</text:p>
      <text:p text:style-name="P5"><text:s text:c="7"/><text:span text:style-name="T2">0 <text:s text:c="2"/>0.58 0.17 0.75</text:span></text:p>
      <text:p text:style-name="P5"><text:s text:c="7"/><text:span text:style-name="T2">1 <text:s text:c="2"/>0.06 0.19 0.25</text:span></text:p>
      <text:p text:style-name="P5"><text:s text:c="7"/><text:span text:style-name="T2">Sum 0.64 0.36 1.00</text:span></text:p>
      <text:p text:style-name="P5"/>
      <text:p text:style-name="P6">Accuracy:</text:p>
      <text:p text:style-name="P6">0.763 (235/308)</text:p>
      <text:p text:style-name="P5"/>
      <text:p text:style-name="P6">Error rate:</text:p>
      <text:p text:style-name="P6">0.237 (73/308)</text:p>
      <text:p text:style-name="P5"/>
      <text:p text:style-name="P6">Error rate reduction (vs. base rate):</text:p>
      <text:p text:style-name="P6">0.3364 (p-value = 3.84e-06)</text:p>
      <text:p text:style-name="P11"/>
      <text:p text:style-name="P11">Evaluation of the predictions based on the model. Overall accuracy of the predictions was 76.3%.</text:p>
      <text:p text:style-name="P11">The confusion matrix reveals that while the model seems to be able to predict if the patient does not have diabetes (178 correct to 20 incorrect), it cannot effectively predict if the patient has diabetes (57 correct to 53 incorrect). In addition, this can be seen from the relative confusion matrix as well. The sum of the actual classes represent accurately the </text:p>
      <text:p text:style-name="P11"/>
      <text:p text:style-name="P11"/>
      <text:p text:style-name="P11"/>
      <text:p text:style-name="P11"/>
      <text:p text:style-name="P11"/>
      <text:p text:style-name="P11"/>
      <text:p text:style-name="P11"/>
      <text:p text:style-name="P11"/>
      <text:p text:style-name="P11"><text:soft-page-break/></text:p>
      <text:p text:style-name="P10">R Naive Bayes</text:p>
      <text:p text:style-name="P10"><text:span text:style-name="T1"/></text:p>
      <text:p text:style-name="P2"><text:bookmark text:name="rstudio_console_output4"/><text:span text:style-name="T1">List of 4</text:span></text:p>
      <text:p text:style-name="P5"><text:s/><text:span text:style-name="T2">$ apriori: 'table' int [1:2(1d)] 302 158</text:span></text:p>
      <text:p text:style-name="P5"><text:s text:c="2"/><text:span text:style-name="T2">..- attr(*, "dimnames")=List of 1</text:span></text:p>
      <text:p text:style-name="P5"><text:s text:c="2"/><text:span text:style-name="T2">.. ..$ Y: chr [1:2] "0" "1"</text:span></text:p>
      <text:p text:style-name="P5"><text:s/><text:span text:style-name="T2">$ tables :List of 8</text:span></text:p>
      <text:p text:style-name="P5"><text:s text:c="2"/><text:span text:style-name="T2">..$ preg: table [1:2, 1:2] 0.705 0.538 0.295 0.462</text:span></text:p>
      <text:p text:style-name="P5"><text:s text:c="2"/><text:span text:style-name="T2">.. ..- attr(*, "dimnames")=List of 2</text:span></text:p>
      <text:p text:style-name="P5"><text:s text:c="2"/><text:span text:style-name="T2">.. .. ..$ Y <text:s text:c="2"/>: chr [1:2] "0" "1"</text:span></text:p>
      <text:p text:style-name="P5"><text:s text:c="2"/><text:span text:style-name="T2">.. .. ..$ preg: chr [1:2] "(-0.017,4.87]" "(4.87,17]"</text:span></text:p>
      <text:p text:style-name="P5"><text:s text:c="2"/><text:span text:style-name="T2">..$ plas: table [1:2, 1:2] 0.877 0.538 0.123 0.462</text:span></text:p>
      <text:p text:style-name="P5"><text:s text:c="2"/><text:span text:style-name="T2">.. ..- attr(*, "dimnames")=List of 2</text:span></text:p>
      <text:p text:style-name="P5"><text:s text:c="2"/><text:span text:style-name="T2">.. .. ..$ Y <text:s text:c="2"/>: chr [1:2] "0" "1"</text:span></text:p>
      <text:p text:style-name="P5"><text:s text:c="2"/><text:span text:style-name="T2">.. .. ..$ plas: chr [1:2] "(-0.199,141]" "(141,199]"</text:span></text:p>
      <text:p text:style-name="P5"><text:s text:c="2"/><text:span text:style-name="T2">..$ pres: table [1:2, 1:2] 0.517 0.373 0.483 0.627</text:span></text:p>
      <text:p text:style-name="P5"><text:s text:c="2"/><text:span text:style-name="T2">.. ..- attr(*, "dimnames")=List of 2</text:span></text:p>
      <text:p text:style-name="P5"><text:s text:c="2"/><text:span text:style-name="T2">.. .. ..$ Y <text:s text:c="2"/>: chr [1:2] "0" "1"</text:span></text:p>
      <text:p text:style-name="P5"><text:s text:c="2"/><text:span text:style-name="T2">.. .. ..$ pres: chr [1:2] "(-0.122,70.8]" "(70.8,122]"</text:span></text:p>
      <text:p text:style-name="P5"><text:s text:c="2"/><text:span text:style-name="T2">..$ skin: table [1:2, 1:2] 0.523 0.449 0.477 0.551</text:span></text:p>
      <text:p text:style-name="P5"><text:s text:c="2"/><text:span text:style-name="T2">.. ..- attr(*, "dimnames")=List of 2</text:span></text:p>
      <text:p text:style-name="P5"><text:s text:c="2"/><text:span text:style-name="T2">.. .. ..$ Y <text:s text:c="2"/>: chr [1:2] "0" "1"</text:span></text:p>
      <text:p text:style-name="P5"><text:s text:c="2"/><text:span text:style-name="T2">.. .. ..$ skin: chr [1:2] "(-0.099,22.2]" "(22.2,99.1]"</text:span></text:p>
      <text:p text:style-name="P5"><text:s text:c="2"/><text:span text:style-name="T2">..$ insu: table [1:2, 1:2] 0.722 0.608 0.278 0.392</text:span></text:p>
      <text:p text:style-name="P5"><text:s text:c="2"/><text:span text:style-name="T2">.. ..- attr(*, "dimnames")=List of 2</text:span></text:p>
      <text:p text:style-name="P5"><text:s text:c="2"/><text:span text:style-name="T2">.. .. ..$ Y <text:s text:c="2"/>: chr [1:2] "0" "1"</text:span></text:p>
      <text:p text:style-name="P5"><text:s text:c="2"/><text:span text:style-name="T2">.. .. ..$ insu: chr [1:2] "(-0.846,100]" "(100,847]"</text:span></text:p>
      <text:p text:style-name="P5"><text:s text:c="2"/><text:span text:style-name="T2">..$ mass: table [1:2, 1:2] 0.748 0.582 0.252 0.418</text:span></text:p>
      <text:p text:style-name="P5"><text:s text:c="2"/><text:span text:style-name="T2">.. ..- attr(*, "dimnames")=List of 2</text:span></text:p>
      <text:p text:style-name="P5"><text:s text:c="2"/><text:span text:style-name="T2">.. .. ..$ Y <text:s text:c="2"/>: chr [1:2] "0" "1"</text:span></text:p>
      <text:p text:style-name="P5"><text:s text:c="2"/><text:span text:style-name="T2">.. .. ..$ mass: chr [1:2] "(-0.0671,35.1]" "(35.1,67.2]"</text:span></text:p>
      <text:p text:style-name="P5"><text:s text:c="2"/><text:span text:style-name="T2">..$ pedi: table [1:2, 1:2] 0.709 0.608 0.291 0.392</text:span></text:p>
      <text:p text:style-name="P5"><text:s text:c="2"/><text:span text:style-name="T2">.. ..- attr(*, "dimnames")=List of 2</text:span></text:p>
      <text:p text:style-name="P5"><text:s text:c="2"/><text:span text:style-name="T2">.. .. ..$ Y <text:s text:c="2"/>: chr [1:2] "0" "1"</text:span></text:p>
      <text:p text:style-name="P5"><text:s text:c="2"/><text:span text:style-name="T2">.. .. ..$ pedi: chr [1:2] "(0.0757,0.55]" "(0.55,2.42]"</text:span></text:p>
      <text:p text:style-name="P5"><text:s text:c="2"/><text:span text:style-name="T2">..$ age : table [1:2, 1:2] 0.762 0.538 0.238 0.462</text:span></text:p>
      <text:p text:style-name="P5"><text:s text:c="2"/><text:span text:style-name="T2">.. ..- attr(*, "dimnames")=List of 2</text:span></text:p>
      <text:p text:style-name="P5"><text:s text:c="2"/><text:span text:style-name="T2">.. .. ..$ Y <text:s/>: chr [1:2] "0" "1"</text:span></text:p>
      <text:p text:style-name="P5"><text:s text:c="2"/><text:span text:style-name="T2">.. .. ..$ age: chr [1:2] "(20.9,37.1]" "(37.1,81.1]"</text:span></text:p>
      <text:p text:style-name="P5"><text:s/><text:span text:style-name="T2">$ levels : chr [1:2] "0" "1"</text:span></text:p>
      <text:p text:style-name="P5"><text:s/><text:span text:style-name="T2">$ call <text:s text:c="2"/>: language naiveBayes.default(x = X, y = Y, laplace = laplace)</text:span></text:p>
      <text:p text:style-name="P5"><text:s/><text:span text:style-name="T2">- attr(*, "class")= chr "naiveBayes"</text:span></text:p>
      <text:p text:style-name="P4"><text:span text:style-name="T1"><text:s text:c="8"/></text:span></text:p>
      <text:p text:style-name="P4"><text:span text:style-name="T3"/></text:p>
      <text:p text:style-name="P4"><text:span text:style-name="T3"><text:tab/>Length Class <text:s/>Mode <text:s text:c="4"/></text:span></text:p>
      <text:p text:style-name="P6">apriori 2 <text:s text:c="5"/>table <text:s/>numeric <text:s/></text:p>
      <text:p text:style-name="P6">tables <text:s/>8 <text:s text:c="5"/>-none- list <text:s text:c="4"/></text:p>
      <text:p text:style-name="P6">levels <text:s/>2 <text:s text:c="5"/>-none- character</text:p>
      <text:p text:style-name="P7"><text:span text:style-name="T1">call <text:s text:c="3"/>4 <text:s text:c="5"/>-none- call <text:s/></text:span></text:p>
      <text:p text:style-name="P7"><text:span text:style-name="T1"><text:s text:c="2"/></text:span></text:p>
      <text:p text:style-name="P10"><text:span text:style-name="T1">The structure of the naive <text:s/>Bayes model, a list of 4. Notably, the second value is a list itself, containing tables of all the available values in the diabetes data-set, excluding the target.</text:span></text:p>
      <text:p text:style-name="P5"><text:span text:style-name="T2"><text:s/></text:span></text:p>
      <text:p text:style-name="P10"><text:span text:style-name="T1"/></text:p>
      <text:p text:style-name="P10"><text:span text:style-name="T1"/></text:p>
      <text:p text:style-name="P10"><text:soft-page-break/><text:span text:style-name="T1"/></text:p>
      <text:p text:style-name="P2"><text:bookmark text:name="rstudio_console_output5"/><text:span text:style-name="T1">Confusion matrix (absolute):</text:span></text:p>
      <text:p text:style-name="P5"><text:s text:c="10"/><text:span text:style-name="T2">Actual</text:span></text:p>
      <text:p text:style-name="P6">Prediction <text:s text:c="2"/>0 <text:s text:c="2"/>1 Sum</text:p>
      <text:p text:style-name="P5"><text:s text:c="7"/><text:span text:style-name="T2">0 <text:s text:c="2"/>174 <text:s/>50 224</text:span></text:p>
      <text:p text:style-name="P5"><text:s text:c="7"/><text:span text:style-name="T2">1 <text:s text:c="3"/>24 <text:s/>60 <text:s/>84</text:span></text:p>
      <text:p text:style-name="P5"><text:s text:c="7"/><text:span text:style-name="T2">Sum 198 110 308</text:span></text:p>
      <text:p text:style-name="P5"/>
      <text:p text:style-name="P6">Confusion matrix (relative):</text:p>
      <text:p text:style-name="P5"><text:s text:c="10"/><text:span text:style-name="T2">Actual</text:span></text:p>
      <text:p text:style-name="P6">Prediction <text:s text:c="3"/>0 <text:s text:c="3"/>1 <text:s/>Sum</text:p>
      <text:p text:style-name="P5"><text:s text:c="7"/><text:span text:style-name="T2">0 <text:s text:c="2"/>0.56 0.16 0.73</text:span></text:p>
      <text:p text:style-name="P5"><text:s text:c="7"/><text:span text:style-name="T2">1 <text:s text:c="2"/>0.08 0.19 0.27</text:span></text:p>
      <text:p text:style-name="P5"><text:s text:c="7"/><text:span text:style-name="T2">Sum 0.64 0.36 1.00</text:span></text:p>
      <text:p text:style-name="P5"/>
      <text:p text:style-name="P6">Accuracy:</text:p>
      <text:p text:style-name="P6">0.7597 (234/308)</text:p>
      <text:p text:style-name="P5"/>
      <text:p text:style-name="P6">Error rate:</text:p>
      <text:p text:style-name="P6">0.2403 (74/308)</text:p>
      <text:p text:style-name="P5"/>
      <text:p text:style-name="P6">Error rate reduction (vs. base rate):</text:p>
      <text:p text:style-name="P6">0.3273 (p-value = 6.92e-06)</text:p>
      <text:p text:style-name="P10"><text:span text:style-name="T1"/></text:p>
      <text:p text:style-name="P10"><text:span text:style-name="T1">Evaluation of the predictions made based on the model. </text:span></text:p>
      <text:p text:style-name="P10"><text:span text:style-name="T1"/></text:p>
      <text:p text:style-name="P10"><text:span text:style-name="T1"/></text:p>
      <text:p text:style-name="P10"><text:span text:style-name="T1"/></text:p>
      <text:p text:style-name="P10"><text:span text:style-name="T1"/></text:p>
      <text:p text:style-name="P10"><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1" svg:font-family="'DejaVu Sans Mono'"/>
    <style:font-face style:name="DejaVu Sans1" svg:font-family="'DejaVu Sans'" style:font-family-generic="swiss"/>
    <style:font-face style:name="DejaVu Sans Mono" svg:font-family="'DejaVu Sans Mono'" style:font-family-generic="modern" style:font-pitch="fixed"/>
    <style:font-face style:name="WenQuanYi Zen Hei Sharp1" svg:font-family="'WenQuanYi Zen Hei Sharp'"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harp"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DejaVu Sans Mono" style:font-size-complex="10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23T00:44:41</meta:creation-date>
    <dc:date>2017-03-23T01:18:15</dc:date>
    <meta:editing-duration>PT33M36S</meta:editing-duration>
    <meta:editing-cycles>3</meta:editing-cycles>
    <meta:generator>OpenOffice/4.1.2$Unix OpenOffice.org_project/412m3$Build-9782</meta:generator>
    <meta:document-statistic meta:table-count="0" meta:image-count="0" meta:object-count="0" meta:page-count="4" meta:paragraph-count="132" meta:word-count="842" meta:character-count="5042"/>
  </office:meta>
</office:document-meta>
</file>